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c19" officeooo:paragraph-rsid="0001ac1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st computer security measures involve </text:p>
      <text:p text:style-name="P1">Ans : data encryption and passwords.</text:p>
      <text:p text:style-name="P1"/>
      <text:p text:style-name="P1">Three important aspects of any</text:p>
      <text:p text:style-name="P1">computer-related system such as </text:p>
      <text:p text:style-name="P1">Ans: <text:s/>confidentiality, integrity, and availability.</text:p>
      <text:p text:style-name="P1"/>
      <text:p text:style-name="P1">Do you know in all this digital world, what is the biggest hole or</text:p>
      <text:p text:style-name="P1">the weakest point of the security?</text:p>
      <text:p text:style-name="P1">Answer. It is us, humans.</text:p>
      <text:p text:style-name="P1"/>
      <text:p text:style-name="P1">Potential Losses due to Security Attacks</text:p>
      <text:p text:style-name="P1">1.Losing you data</text:p>
      <text:p text:style-name="P1">2.Bad usage of your computer resources</text:p>
      <text:p text:style-name="P1">3.Reputation loss</text:p>
      <text:p text:style-name="P1">4.Identity theft</text:p>
      <text:p text:style-name="P1">5.All the above</text:p>
      <text:p text:style-name="P1"/>
      <text:p text:style-name="P1"/>
      <text:p text:style-name="P1"/>
      <text:p text:style-name="P1"><text:span text:style-name="T1">Malware</text:span> (short for “malicious software”) is a file or code,</text:p>
      <text:p text:style-name="P1">typically delivered over a network, that infects, explores, steals</text:p>
      <text:p text:style-name="P1">or conducts virtually any behavior an attacker want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2:38:24.206621168</meta:creation-date>
    <dc:date>2018-11-28T17:52:28.245505032</dc:date>
    <meta:editing-duration>PT5H3M49S</meta:editing-duration>
    <meta:editing-cycles>1</meta:editing-cycles>
    <meta:document-statistic meta:table-count="0" meta:image-count="0" meta:object-count="0" meta:page-count="1" meta:paragraph-count="17" meta:word-count="99" meta:character-count="635" meta:non-whitespace-character-count="550"/>
    <meta:generator>LibreOffice/5.1.6.2$Linux_X86_64 LibreOffice_project/10m0$Build-2</meta:generator>
  </office:meta>
</office:document-meta>
</file>